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27be" officeooo:paragraph-rsid="001327be"/>
    </style:style>
    <style:style style:name="P2" style:family="paragraph" style:parent-style-name="Standard">
      <style:paragraph-properties fo:text-align="start" style:justify-single-word="false"/>
      <style:text-properties officeooo:rsid="001327be" officeooo:paragraph-rsid="001327be"/>
    </style:style>
    <style:style style:name="P3" style:family="paragraph" style:parent-style-name="Standard">
      <style:paragraph-properties fo:text-align="start" style:justify-single-word="false"/>
      <style:text-properties style:text-position="0% 100%" fo:font-weight="bold" officeooo:rsid="001327be" officeooo:paragraph-rsid="001327b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position="0% 100%" fo:font-weight="bold" officeooo:rsid="001677a4" officeooo:paragraph-rsid="001677a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163548" officeooo:paragraph-rsid="00163548"/>
    </style:style>
    <style:style style:name="P6" style:family="paragraph" style:parent-style-name="Standard">
      <style:paragraph-properties fo:text-align="start" style:justify-single-word="false"/>
      <style:text-properties officeooo:paragraph-rsid="0018360a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87ad8" officeooo:paragraph-rsid="00187ad8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c4919" officeooo:paragraph-rsid="001c4919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c8fea" officeooo:paragraph-rsid="001c8fea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d4d4d4" loext:opacity="100%" style:text-position="0% 100%" style:font-name="Droid Sans Mono" fo:font-size="6pt" fo:font-weight="normal" officeooo:rsid="00187ad8" officeooo:paragraph-rsid="00187ad8" fo:background-color="#1e1e1e" style:font-size-asian="6pt" style:font-weight-asian="normal" style:font-size-complex="6pt" style:font-weight-complex="normal"/>
    </style:style>
    <style:style style:name="P11" style:family="paragraph" style:parent-style-name="Standard">
      <style:paragraph-properties style:line-height-at-least="0.198in"/>
      <style:text-properties fo:color="#d4d4d4" loext:opacity="100%" style:text-position="0% 100%" style:font-name="Droid Sans Mono" fo:font-size="6pt" fo:font-weight="normal" fo:background-color="#1e1e1e" style:font-size-asian="6pt" style:font-size-complex="6pt"/>
    </style:style>
    <style:style style:name="P12" style:family="paragraph" style:parent-style-name="Standard">
      <style:paragraph-properties fo:text-align="start" style:justify-single-word="false"/>
      <style:text-properties officeooo:rsid="001677a4" officeooo:paragraph-rsid="001677a4"/>
    </style:style>
    <style:style style:name="P13" style:family="paragraph" style:parent-style-name="Standard">
      <style:paragraph-properties fo:text-align="start" style:justify-single-word="false"/>
      <style:text-properties style:text-line-through-style="solid" style:text-line-through-type="single" officeooo:rsid="0018360a" officeooo:paragraph-rsid="0018360a"/>
    </style:style>
    <style:style style:name="P14" style:family="paragraph" style:parent-style-name="Standard">
      <style:paragraph-properties fo:text-align="start" style:justify-single-word="false"/>
      <style:text-properties style:text-line-through-style="solid" style:text-line-through-type="single" officeooo:rsid="001c4919" officeooo:paragraph-rsid="001c4919"/>
    </style:style>
    <style:style style:name="P15" style:family="paragraph" style:parent-style-name="Standard">
      <style:paragraph-properties fo:text-align="start" style:justify-single-word="false"/>
      <style:text-properties style:text-line-through-style="solid" style:text-line-through-type="single" officeooo:rsid="001c4919" officeooo:paragraph-rsid="00187ad8"/>
    </style:style>
    <style:style style:name="P16" style:family="paragraph" style:parent-style-name="Standard">
      <style:paragraph-properties fo:text-align="start" style:justify-single-word="false"/>
      <style:text-properties officeooo:rsid="00179866" officeooo:paragraph-rsid="00179866"/>
    </style:style>
    <style:style style:name="T1" style:family="text">
      <style:text-properties officeooo:rsid="00143d87"/>
    </style:style>
    <style:style style:name="T2" style:family="text">
      <style:text-properties fo:color="#569cd6" loext:opacity="100%"/>
    </style:style>
    <style:style style:name="T3" style:family="text">
      <style:text-properties fo:color="#b5cea8" loext:opacity="100%"/>
    </style:style>
    <style:style style:name="T4" style:family="text">
      <style:text-properties style:text-line-through-style="none" style:text-line-through-type="none" officeooo:rsid="0018360a"/>
    </style:style>
    <style:style style:name="T5" style:family="text">
      <style:text-properties fo:font-size="12pt"/>
    </style:style>
    <style:style style:name="T6" style:family="text">
      <style:text-properties fo:font-size="12pt" fo:font-weight="bold"/>
    </style:style>
    <style:style style:name="T7" style:family="text">
      <style:text-properties fo:font-size="12pt" officeooo:rsid="001c4919"/>
    </style:style>
    <style:style style:name="T8" style:family="text">
      <style:text-properties fo:color="#6a9955" loext:opacity="100%"/>
    </style:style>
    <style:style style:name="T9" style:family="text">
      <style:text-properties officeooo:rsid="001dd5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DE Sheet</text:p>
      <text:p text:style-name="P1"/>
      <text:p text:style-name="P1"/>
      <text:p text:style-name="P1"/>
      <text:p text:style-name="P1"/>
      <text:p text:style-name="P3">1.Set matrix zero</text:p>
      <text:p text:style-name="P3"/>
      <text:p text:style-name="P4">problemLink : <text:a xlink:type="simple" xlink:href="https://www.codingninjas.com/studio/problems/set-matrix-zeros_3846774?topList=striver-sde-sheet-problems&amp;utm_source=striver&amp;utm_medium=website&amp;leftPanelTab=1" text:style-name="Internet_20_link" text:visited-style-name="Visited_20_Internet_20_Link">https://www.codingninjas.com/studio/problems/set-matrix-zeros_3846774?topList=striver-sde-sheet-problems&amp;utm_source=striver&amp;utm_medium=website&amp;leftPanelTab=1</text:a> </text:p>
      <text:p text:style-name="P4">solution : https://github.com/Sumit-pd/DSA/blob/master/arrays/rotateMatrix.cpp</text:p>
      <text:p text:style-name="P2"/>
      <text:p text:style-name="P2">brute force :</text:p>
      <text:p text:style-name="P2">- <text:span text:style-name="T1">replace zeros to -1</text:span></text:p>
      <text:p text:style-name="P2">- <text:span text:style-name="T1">now search for -1 and turn rows and columns to zeros</text:span></text:p>
      <text:p text:style-name="P5">drawback : works on only positive values </text:p>
      <text:p text:style-name="P5">time complexity : O(n*m*(n+m) )</text:p>
      <text:p text:style-name="P5"/>
      <text:p text:style-name="P5"/>
      <text:p text:style-name="P5">better:</text:p>
      <text:p text:style-name="P12">- use a unordered_set and fill all the row and columns which has zeros in it</text:p>
      <text:p text:style-name="P12">- after that replace all the data in the rows that are stored in the set with zeros</text:p>
      <text:p text:style-name="P12">-time complexity – O(n*m)</text:p>
      <text:p text:style-name="P12">-space complexity – O(n+m)</text:p>
      <text:p text:style-name="P12"/>
      <text:p text:style-name="P12"/>
      <text:p text:style-name="P16">optimal-</text:p>
      <text:p text:style-name="P16">- use first row and column as indicators</text:p>
      <text:p text:style-name="P16">-use two variables firstRow and firstCol as indicators if the first row or column will be zero or not</text:p>
      <text:p text:style-name="P12"/>
      <text:p text:style-name="P12"/>
      <text:p text:style-name="P12"/>
      <text:p text:style-name="P12"/>
      <text:p text:style-name="P12"/>
      <text:p text:style-name="P6"><text:span text:style-name="T4">2.</text:span><text:span text:style-name="T6">Print Pascal’s Triangle</text:span></text:p>
      <text:p text:style-name="P6"><text:span text:style-name="T6"/></text:p>
      <text:p text:style-name="P7"><text:span text:style-name="T7">#</text:span><text:span text:style-name="T5">find a particular element at a given row and column</text:span></text:p>
      <text:p text:style-name="P7">r = r – 1 </text:p>
      <text:p text:style-name="P7">c = c -1 </text:p>
      <text:p text:style-name="P7">find the combination of the above rCc</text:p>
      <text:p text:style-name="P7">-view the shotcut in the video of striver</text:p>
      <text:p text:style-name="P10"><text:span text:style-name="T2">int</text:span> findNcr(<text:span text:style-name="T2">int</text:span> n, <text:span text:style-name="T2">int</text:span> r)</text:p>
      <text:p text:style-name="P11">{</text:p>
      <text:p text:style-name="P11"><text:span text:style-name="T2">int</text:span> ans = <text:span text:style-name="T3">1</text:span> ;</text:p>
      <text:p text:style-name="P11"><text:span text:style-name="T2">for</text:span> (<text:span text:style-name="T2">int</text:span> i = <text:span text:style-name="T3">0</text:span>; i &lt; r; i++)<text:span text:style-name="T8"> // this should only run for n times</text:span></text:p>
      <text:p text:style-name="P11">{</text:p>
      <text:p text:style-name="P11"><text:tab/>ans = ans * (n - i) ;<text:span text:style-name="T8"> // fo the numerator </text:span></text:p>
      <text:p text:style-name="P11"><text:tab/>ans = ans / i + <text:span text:style-name="T3">1</text:span> ;</text:p>
      <text:p text:style-name="P11">}</text:p>
      <text:p text:style-name="P11"><text:soft-page-break/><text:span text:style-name="T2">return</text:span> ans ;</text:p>
      <text:p text:style-name="P11">}</text:p>
      <text:p text:style-name="P7"/>
      <text:p text:style-name="P8">#find all the elements of a particular row of a pascals triangle</text:p>
      <text:p text:style-name="P8"/>
      <text:p text:style-name="P8">video - <text:a xlink:type="simple" xlink:href="https://www.youtube.com/watch?v=bR7mQgwQ_o8" text:style-name="Internet_20_link" text:visited-style-name="Visited_20_Internet_20_Link">https://www.youtube.com/watch?v=bR7mQgwQ_o8</text:a></text:p>
      <text:p text:style-name="P8"/>
      <text:p text:style-name="P8">theroy</text:p>
      <text:p text:style-name="P8">-the first and the last elements of the row will be 1</text:p>
      <text:p text:style-name="P8">- the next elements with refrence to a particular element will be</text:p>
      <text:p text:style-name="P8"><text:tab/>ans * (row – col ) </text:p>
      <text:p text:style-name="P8"><text:tab/>ans / col </text:p>
      <text:p text:style-name="P8">- the col should be in zero based indexing and the row can be in one based indexing</text:p>
      <text:p text:style-name="P9"/>
      <text:p text:style-name="P9"/>
      <text:p text:style-name="P9">#print the entire pascal triangle for a particular n</text:p>
      <text:p text:style-name="P9"/>
      <text:p text:style-name="P9">brute – use the formula for each element of the triangle </text:p>
      <text:p text:style-name="P9"><text:tab/>there will be <text:s/>two loops ,one loop will go from 0 to n-1 and the other will go from 0 to r-1</text:p>
      <text:p text:style-name="P9">time complexity : O(n3)</text:p>
      <text:p text:style-name="P9"/>
      <text:p text:style-name="P9">optimal – use the second approach and <text:span text:style-name="T9">find the all the rows</text:span></text:p>
      <text:p text:style-name="P15"/>
      <text:p text:style-name="P14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11:04:04.017880236</meta:creation-date>
    <dc:date>2023-08-08T21:22:36.831950742</dc:date>
    <meta:editing-duration>PT10M34S</meta:editing-duration>
    <meta:editing-cycles>1</meta:editing-cycles>
    <meta:document-statistic meta:table-count="0" meta:image-count="0" meta:object-count="0" meta:page-count="2" meta:paragraph-count="46" meta:word-count="324" meta:character-count="1793" meta:non-whitespace-character-count="1495"/>
    <meta:generator>LibreOffice/7.3.7.2$Linux_X86_64 LibreOffice_project/30$Build-2</meta:generator>
  </office:meta>
</office:document-meta>
</file>